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Regular" style:font-pitch="fixed"/>
    <style:font-face style:name="Cascadia Code1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6979in"/>
    </style:style>
    <style:style style:name="Table1.1" style:family="table-row">
      <style:table-row-properties style:min-row-height="3.3125in"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" style:family="table-row">
      <style:table-row-properties style:min-row-height="2.5625in" fo:keep-together="auto"/>
    </style:style>
    <style:style style:name="Table1.3" style:family="table-row">
      <style:table-row-properties style:min-row-height="3.5625in" fo:keep-together="auto"/>
    </style:style>
    <style:style style:name="Table1.4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fo:language="uk" fo:country="UA" officeooo:rsid="0002422f" officeooo:paragraph-rsid="00041f5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uk" fo:country="UA" officeooo:rsid="00041f5a" officeooo:paragraph-rsid="000658e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uk" fo:country="UA" officeooo:rsid="00041f5a" officeooo:paragraph-rsid="0002422f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fo:language="uk" fo:country="UA" officeooo:rsid="00041f5a" officeooo:paragraph-rsid="00041f5a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41f5a" officeooo:paragraph-rsid="00041f5a" style:font-size-asian="18pt" style:font-size-complex="18pt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uk" fo:country="UA" officeooo:rsid="001203ef" officeooo:paragraph-rsid="001203ef"/>
    </style:style>
    <style:style style:name="P12" style:family="paragraph" style:parent-style-name="Text_20_body">
      <style:text-properties officeooo:rsid="000f3749" officeooo:paragraph-rsid="000f3749"/>
    </style:style>
    <style:style style:name="P13" style:family="paragraph" style:parent-style-name="Text_20_body">
      <style:text-properties officeooo:rsid="001028db" officeooo:paragraph-rsid="001028db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75ce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rsid="000e75ce" officeooo:paragraph-rsid="000e75ce" style:font-size-asian="14pt" style:font-name-complex="Times New Roman1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paragraph-rsid="000e75ce" style:font-size-asian="14pt" style:font-name-complex="Times New Roman1" style:font-size-complex="14pt"/>
    </style:style>
    <style:style style:name="P17" style:family="paragraph" style:parent-style-name="Standard">
      <style:paragraph-properties style:line-height-at-least="0.198in"/>
      <style:text-properties fo:color="#393a34" loext:opacity="100%" style:font-name="Cascadia Code1" fo:font-size="14pt" fo:font-weight="normal" fo:background-color="#ffffff" style:font-size-asian="14pt" style:font-size-complex="14pt"/>
    </style:style>
    <style:style style:name="P18" style:family="paragraph" style:parent-style-name="Standard">
      <style:paragraph-properties style:line-height-at-least="0.198in"/>
      <style:text-properties fo:color="#393a34" loext:opacity="100%" style:font-name="Cascadia Code1" fo:font-size="14pt" fo:font-weight="normal" officeooo:paragraph-rsid="0015bcd1" fo:background-color="#ffffff" style:font-size-asian="14pt" style:font-size-complex="14pt"/>
    </style:style>
    <style:style style:name="P19" style:family="paragraph" style:parent-style-name="Standard">
      <style:paragraph-properties style:line-height-at-least="0.198in"/>
      <style:text-properties fo:color="#393a34" loext:opacity="100%" style:font-name="Cascadia Code1" fo:font-size="14pt" fo:font-weight="normal" officeooo:paragraph-rsid="00162191" fo:background-color="#ffffff" style:font-size-asian="14pt" style:font-size-complex="14pt"/>
    </style:style>
    <style:style style:name="P20" style:family="paragraph" style:parent-style-name="Standard">
      <style:paragraph-properties style:line-height-at-least="0.198in"/>
      <style:text-properties fo:color="#393a34" loext:opacity="100%" style:font-name="Cascadia Code1" fo:font-size="14pt" fo:font-weight="normal" officeooo:paragraph-rsid="00186745" fo:background-color="#ffffff" style:font-size-asian="14pt" style:font-size-complex="14pt"/>
    </style:style>
    <style:style style:name="P21" style:family="paragraph" style:parent-style-name="Standard">
      <style:text-properties fo:color="#393a34" loext:opacity="100%" style:font-name="Cascadia Code1" fo:font-size="14pt" fo:font-weight="normal" officeooo:paragraph-rsid="001679af" fo:background-color="#ffffff" style:font-size-asian="14pt" style:font-size-complex="14pt"/>
    </style:style>
    <style:style style:name="P22" style:family="paragraph" style:parent-style-name="Standard">
      <style:paragraph-properties style:line-height-at-least="0.198in"/>
      <style:text-properties fo:color="#a0ada0" loext:opacity="100%" style:font-name="Cascadia Code1" fo:font-size="14pt" fo:font-weight="normal" fo:background-color="#ffffff" style:font-size-asian="14pt" style:font-size-complex="14pt"/>
    </style:style>
    <style:style style:name="P23" style:family="paragraph" style:parent-style-name="Standard">
      <style:paragraph-properties style:line-height-at-least="0.198in"/>
      <style:text-properties fo:color="#a0ada0" loext:opacity="100%" style:font-name="Cascadia Code1" fo:font-size="14pt" fo:font-weight="normal" officeooo:paragraph-rsid="0015bcd1" fo:background-color="#ffffff" style:font-size-asian="14pt" style:font-size-complex="14pt"/>
    </style:style>
    <style:style style:name="P24" style:family="paragraph" style:parent-style-name="Standard">
      <style:paragraph-properties style:line-height-at-least="0.198in"/>
      <style:text-properties fo:color="#a0ada0" loext:opacity="100%" style:font-name="Cascadia Code1" fo:font-size="14pt" fo:font-weight="normal" officeooo:paragraph-rsid="00162191" fo:background-color="#ffffff" style:font-size-asian="14pt" style:font-size-complex="14pt"/>
    </style:style>
    <style:style style:name="P25" style:family="paragraph" style:parent-style-name="Standard">
      <style:paragraph-properties style:line-height-at-least="0.198in"/>
      <style:text-properties fo:font-size="14pt" officeooo:paragraph-rsid="0015bcd1" style:font-size-asian="14pt" style:font-size-complex="14pt"/>
    </style:style>
    <style:style style:name="P26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27" style:family="paragraph" style:parent-style-name="Standard">
      <style:paragraph-properties style:line-height-at-least="0.198in"/>
      <style:text-properties fo:font-size="14pt" officeooo:paragraph-rsid="00162191" style:font-size-asian="14pt" style:font-size-complex="14pt"/>
    </style:style>
    <style:style style:name="P28" style:family="paragraph" style:parent-style-name="Standard">
      <style:paragraph-properties style:line-height-at-least="0.198in"/>
      <style:text-properties fo:color="#1e754f" loext:opacity="100%" style:font-name="Cascadia Code1" fo:font-size="14pt" fo:font-weight="normal" officeooo:paragraph-rsid="00162191" fo:background-color="#ffffff" style:font-size-asian="14pt" style:font-size-complex="14pt"/>
    </style:style>
    <style:style style:name="P29" style:family="paragraph" style:parent-style-name="Text_20_body">
      <style:text-properties officeooo:rsid="0015bcd1" officeooo:paragraph-rsid="0015bcd1"/>
    </style:style>
    <style:style style:name="P30" style:family="paragraph" style:parent-style-name="Text_20_body">
      <style:text-properties officeooo:rsid="001a3047" officeooo:paragraph-rsid="001a3047"/>
    </style:style>
    <style:style style:name="P31" style:family="paragraph" style:parent-style-name="Text_20_body">
      <style:text-properties officeooo:rsid="001bac2d" officeooo:paragraph-rsid="001bac2d"/>
    </style:style>
    <style:style style:name="P32" style:family="paragraph" style:parent-style-name="Text_20_body">
      <style:text-properties officeooo:rsid="001ce7ba" officeooo:paragraph-rsid="001ce7ba"/>
    </style:style>
    <style:style style:name="P33" style:family="paragraph" style:parent-style-name="Standard">
      <style:paragraph-properties style:line-height-at-least="0.198in"/>
      <style:text-properties fo:color="#b07d48" loext:opacity="100%" style:font-name="Cascadia Code1" fo:font-size="14pt" fo:font-weight="normal" fo:background-color="#ffffff" style:font-size-asian="14pt" style:font-size-complex="14pt"/>
    </style:style>
    <style:style style:name="P34" style:family="paragraph" style:parent-style-name="Standard">
      <style:paragraph-properties style:line-height-at-least="0.198in"/>
      <style:text-properties fo:color="#999999" loext:opacity="100%" style:font-name="Cascadia Code1" fo:font-size="14pt" fo:font-weight="normal" fo:background-color="#ffffff" style:font-size-asian="14pt" style:font-size-complex="14pt"/>
    </style:style>
    <style:style style:name="P35" style:family="paragraph" style:parent-style-name="Standard">
      <style:paragraph-properties style:line-height-at-least="0.198in"/>
      <style:text-properties fo:color="#999999" loext:opacity="100%" style:font-name="Cascadia Code1" fo:font-size="14pt" fo:font-weight="normal" officeooo:paragraph-rsid="00162191" fo:background-color="#ffffff" style:font-size-asian="14pt" style:font-size-complex="14pt"/>
    </style:style>
    <style:style style:name="P36" style:family="paragraph" style:parent-style-name="Standard">
      <style:paragraph-properties style:line-height-at-least="0.198in"/>
      <style:text-properties fo:color="#a0ada0" loext:opacity="100%" style:font-name="Cascadia Code1" fo:font-size="14pt" fo:language="uk" fo:country="UA" fo:font-weight="normal" officeooo:rsid="0015bcd1" fo:background-color="#ffffff" style:font-size-asian="14pt" style:font-size-complex="14pt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Heading_20_1">
      <style:paragraph-properties fo:break-before="page"/>
      <style:text-properties fo:language="uk" fo:country="UA"/>
    </style:style>
    <style:style style:name="P40" style:family="paragraph" style:parent-style-name="Heading_20_1">
      <style:text-properties fo:language="uk" fo:country="UA" officeooo:rsid="001679af" officeooo:paragraph-rsid="001679af"/>
    </style:style>
    <style:style style:name="P41" style:family="paragraph" style:parent-style-name="Heading_20_1">
      <style:text-properties officeooo:paragraph-rsid="0009a98c"/>
    </style:style>
    <style:style style:name="P42" style:family="paragraph" style:parent-style-name="List_20_Paragraph" style:list-style-name="L1">
      <style:paragraph-properties fo:text-align="justify" style:justify-single-word="false"/>
      <style:text-properties style:font-name="Times New Roman" fo:font-size="14pt" fo:language="uk" fo:country="UA" officeooo:paragraph-rsid="000e75ce" style:font-size-asian="14pt" style:font-name-complex="Times New Roman1" style:font-size-complex="14pt"/>
    </style:style>
    <style:style style:name="P43" style:family="paragraph" style:parent-style-name="List_20_Paragraph" style:list-style-name="L1">
      <style:paragraph-properties fo:text-align="justify" style:justify-single-word="false"/>
      <style:text-properties style:font-name="Times New Roman" fo:font-size="14pt" fo:language="uk" fo:country="UA" officeooo:rsid="000e75ce" officeooo:paragraph-rsid="000e75ce" style:font-size-asian="14pt" style:font-name-complex="Times New Roman1" style:font-size-complex="14pt"/>
    </style:style>
    <style:style style:name="P44" style:family="paragraph" style:parent-style-name="List_20_Paragraph" style:list-style-name="L4">
      <style:paragraph-properties fo:text-align="justify" style:justify-single-word="false"/>
      <style:text-properties fo:language="uk" fo:country="UA" officeooo:rsid="001028db" officeooo:paragraph-rsid="001028db"/>
    </style:style>
    <style:style style:name="P45" style:family="paragraph" style:parent-style-name="List_20_Paragraph" style:list-style-name="L4">
      <style:paragraph-properties fo:text-align="justify" style:justify-single-word="false"/>
      <style:text-properties fo:language="uk" fo:country="UA" officeooo:rsid="000e75ce" officeooo:paragraph-rsid="001028db"/>
    </style:style>
    <style:style style:name="P46" style:family="paragraph" style:parent-style-name="Text_20_body" style:list-style-name="L2">
      <style:text-properties officeooo:rsid="001a3047" officeooo:paragraph-rsid="001bac2d"/>
    </style:style>
    <style:style style:name="P47" style:family="paragraph" style:parent-style-name="Text_20_body" style:list-style-name="L2">
      <style:text-properties officeooo:rsid="001a3047" officeooo:paragraph-rsid="001a3047"/>
    </style:style>
    <style:style style:name="P48" style:family="paragraph" style:parent-style-name="Text_20_body" style:list-style-name="L2">
      <style:text-properties officeooo:rsid="001bac2d" officeooo:paragraph-rsid="001bac2d"/>
    </style:style>
    <style:style style:name="P49" style:family="paragraph" style:parent-style-name="Text_20_body">
      <style:text-properties fo:language="uk" fo:country="UA" officeooo:rsid="001ce7ba" officeooo:paragraph-rsid="001ce7ba"/>
    </style:style>
    <style:style style:name="P50" style:family="paragraph" style:parent-style-name="Text_20_body" style:list-style-name="L3">
      <style:text-properties officeooo:rsid="001ce7ba" officeooo:paragraph-rsid="001ce7ba"/>
    </style:style>
    <style:style style:name="T1" style:family="text">
      <style:text-properties officeooo:rsid="000658e5"/>
    </style:style>
    <style:style style:name="T2" style:family="text">
      <style:text-properties officeooo:rsid="000e75ce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028db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203ef" style:font-size-asian="14pt" style:font-name-complex="Times New Roman1" style:font-size-complex="14pt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5bcd1"/>
    </style:style>
    <style:style style:name="T8" style:family="text">
      <style:text-properties fo:language="uk" fo:country="UA" officeooo:rsid="001679af"/>
    </style:style>
    <style:style style:name="T9" style:family="text">
      <style:text-properties fo:color="#ab5959" loext:opacity="100%"/>
    </style:style>
    <style:style style:name="T10" style:family="text">
      <style:text-properties fo:color="#ab5959" loext:opacity="100%" style:font-name="Cascadia Code1" fo:font-weight="normal" fo:background-color="#ffffff" loext:char-shading-value="0"/>
    </style:style>
    <style:style style:name="T11" style:family="text">
      <style:text-properties fo:color="#ab5959" loext:opacity="100%" fo:language="uk" fo:country="UA" officeooo:rsid="001679af"/>
    </style:style>
    <style:style style:name="T12" style:family="text">
      <style:text-properties fo:color="#393a34" loext:opacity="100%" style:font-name="Cascadia Code1" fo:font-weight="normal" fo:background-color="#ffffff" loext:char-shading-value="0"/>
    </style:style>
    <style:style style:name="T13" style:family="text">
      <style:text-properties fo:color="#59873a" loext:opacity="100%"/>
    </style:style>
    <style:style style:name="T14" style:family="text">
      <style:text-properties fo:color="#59873a" loext:opacity="100%" style:font-name="Cascadia Code1" fo:font-weight="normal" fo:background-color="#ffffff" loext:char-shading-value="0"/>
    </style:style>
    <style:style style:name="T15" style:family="text">
      <style:text-properties fo:color="#59873a" loext:opacity="100%" fo:language="uk" fo:country="UA" officeooo:rsid="001679af"/>
    </style:style>
    <style:style style:name="T16" style:family="text">
      <style:text-properties fo:color="#999999" loext:opacity="100%"/>
    </style:style>
    <style:style style:name="T17" style:family="text">
      <style:text-properties fo:color="#999999" loext:opacity="100%" style:font-name="Cascadia Code1" fo:font-weight="normal" fo:background-color="#ffffff" loext:char-shading-value="0"/>
    </style:style>
    <style:style style:name="T18" style:family="text">
      <style:text-properties fo:color="#999999" loext:opacity="100%" fo:language="uk" fo:country="UA" officeooo:rsid="001679af"/>
    </style:style>
    <style:style style:name="T19" style:family="text">
      <style:text-properties fo:color="#b07d48" loext:opacity="100%"/>
    </style:style>
    <style:style style:name="T20" style:family="text">
      <style:text-properties fo:color="#b07d48" loext:opacity="100%" style:font-name="Cascadia Code1" fo:font-weight="normal" fo:background-color="#ffffff" loext:char-shading-value="0"/>
    </style:style>
    <style:style style:name="T21" style:family="text">
      <style:text-properties fo:color="#b07d48" loext:opacity="100%" fo:language="uk" fo:country="UA" officeooo:rsid="001679af"/>
    </style:style>
    <style:style style:name="T22" style:family="text">
      <style:text-properties fo:color="#2f798a" loext:opacity="100%"/>
    </style:style>
    <style:style style:name="T23" style:family="text">
      <style:text-properties fo:color="#1e754f" loext:opacity="100%"/>
    </style:style>
    <style:style style:name="T24" style:family="text">
      <style:text-properties fo:color="#1e754f" loext:opacity="100%" style:font-name="Cascadia Code1" fo:font-weight="normal" fo:background-color="#ffffff" loext:char-shading-value="0"/>
    </style:style>
    <style:style style:name="T25" style:family="text">
      <style:text-properties fo:color="#5a6aa6" loext:opacity="100%"/>
    </style:style>
    <style:style style:name="T26" style:family="text">
      <style:text-properties fo:color="#b05a78" loext:opacity="100%"/>
    </style:style>
    <style:style style:name="T27" style:family="text">
      <style:text-properties fo:color="#998418" loext:opacity="100%"/>
    </style:style>
    <style:style style:name="T28" style:family="text">
      <style:text-properties fo:color="#b56959" loext:opacity="100%"/>
    </style:style>
    <style:style style:name="T29" style:family="text">
      <style:text-properties fo:color="#b56959" loext:opacity="100%" style:font-name="Cascadia Code1" fo:font-weight="normal" fo:background-color="#ffffff" loext:char-shading-value="0"/>
    </style:style>
    <style:style style:name="T30" style:family="text">
      <style:text-properties fo:color="#a65e2b" loext:opacity="100%"/>
    </style:style>
    <style:style style:name="T31" style:family="text">
      <style:text-properties fo:color="#a65e2b" loext:opacity="100%" style:font-name="Cascadia Code1" fo:font-weight="normal" fo:background-color="#ffffff" loext:char-shading-value="0"/>
    </style:style>
    <style:style style:name="T32" style:family="text">
      <style:text-properties fo:color="#a0ada0" loext:opacity="100%"/>
    </style:style>
    <style:style style:name="T33" style:family="text">
      <style:text-properties officeooo:rsid="001bac2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Invisible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Київський національний університет імені</text:p>
            <text:p text:style-name="P1">Тараса Шевченка</text:p>
            <text:p text:style-name="P1">Факультет комп’ютерних наук та кібернетики</text:p>
            <text:p text:style-name="P1">Кафедра інтелектуальних програмних систем</text:p>
            <text:p text:style-name="P4"><text:span text:style-name="T1">Ч</text:span>исельні методи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3">Лабораторна робота №<text:span text:style-name="T2">2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Виконав студент 3-го курсу</text:p>
            <text:p text:style-name="P6">Групи ІПС-31</text:p>
            <text:p text:style-name="P6">Семенистий Андрій Сегійович</text:p>
          </table:table-cell>
        </table:table-row>
        <table:table-row table:style-name="Table1.4">
          <table:table-cell table:style-name="Table1.A1" table:number-columns-spanned="2" office:value-type="string">
            <text:p text:style-name="P8">2022</text:p>
          </table:table-cell>
          <table:covered-table-cell/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Зміст</text:p>
          </text:index-title>
          <text:p text:style-name="P37"><text:a xlink:type="simple" xlink:href="#__RefHeading___Toc1384_1272815391" text:style-name="Index_20_Link" text:visited-style-name="Index_20_Link">Постановка завдання<text:tab/>3</text:a></text:p>
          <text:p text:style-name="P37"><text:a xlink:type="simple" xlink:href="#__RefHeading___Toc1500_1272815391" text:style-name="Index_20_Link" text:visited-style-name="Index_20_Link">Репозиторій з кодом<text:tab/>3</text:a></text:p>
          <text:p text:style-name="P37"><text:a xlink:type="simple" xlink:href="#__RefHeading___Toc1502_1272815391" text:style-name="Index_20_Link" text:visited-style-name="Index_20_Link">Підготовка<text:tab/>3</text:a></text:p>
          <text:p text:style-name="P37"><text:a xlink:type="simple" xlink:href="#__RefHeading___Toc1575_3622635878" text:style-name="Index_20_Link" text:visited-style-name="Index_20_Link">Метод Гауса з вибором головного по стовпцях<text:tab/>3</text:a></text:p>
          <text:p text:style-name="P37"><text:a xlink:type="simple" xlink:href="#__RefHeading___Toc1575_36226358781" text:style-name="Index_20_Link" text:visited-style-name="Index_20_Link">Метод Якобі<text:tab/>5</text:a></text:p>
          <text:p text:style-name="P37"><text:a xlink:type="simple" xlink:href="#__RefHeading___Toc1575_362263587811" text:style-name="Index_20_Link" text:visited-style-name="Index_20_Link">Число обумовленості<text:tab/>6</text:a></text:p>
          <text:p text:style-name="P37"><text:a xlink:type="simple" xlink:href="#__RefHeading___Toc1386_1272815391" text:style-name="Index_20_Link" text:visited-style-name="Index_20_Link">Висновок<text:tab/>6</text:a></text:p>
        </text:index-body>
      </text:table-of-content>
      <text:p text:style-name="P5"/>
      <text:h text:style-name="P39" text:outline-level="1"><text:bookmark-start text:name="__RefHeading___Toc1384_1272815391"/>Постановка завдання<text:bookmark-end text:name="__RefHeading___Toc1384_1272815391"/></text:h>
      <text:p text:style-name="P14">Написати програму, яка розв’язує систему лінійних алгебраїчних рівнянь двома методами:</text:p>
      <text:list xml:id="list3648053079" text:style-name="L1">
        <text:list-item>
          <text:p text:style-name="P42">методом Гауса з вибором головного по стовпцях</text:p>
        </text:list-item>
        <text:list-item>
          <text:p text:style-name="P43">методом Якобі</text:p>
        </text:list-item>
      </text:list>
      <text:p text:style-name="P16">Знайти визначник матриці своїм прямим методом. Знайти число обумовленості.</text:p>
      <text:p text:style-name="P15">Матрицю і вектор стовпчик правої частини згенерувати самостійно (щоб для розв’язання отриманої системи можна було застосовувати обидва методи).</text:p>
      <text:h text:style-name="Heading_20_1" text:outline-level="1"><text:bookmark-start text:name="__RefHeading___Toc1500_1272815391"/>Репозиторій з кодом<text:bookmark-end text:name="__RefHeading___Toc1500_1272815391"/></text:h>
      <text:p text:style-name="Text_20_body"><text:a xlink:type="simple" xlink:href="https://github.com/MeowningMaster-Study/numerical-methods/tree/main/lab1" text:style-name="Internet_20_link" text:visited-style-name="Visited_20_Internet_20_Link">https://github.com/MeowningMaster-Study/numerical-methods/tree/main/lab</text:a><text:a xlink:type="simple" xlink:href="https://github.com/MeowningMaster-Study/numerical-methods/tree/main/lab1" text:style-name="Internet_20_link" text:visited-style-name="Visited_20_Internet_20_Link"><text:span text:style-name="T2">2</text:span></text:a></text:p>
      <text:h text:style-name="Heading_20_1" text:outline-level="1"><text:bookmark-start text:name="__RefHeading___Toc1502_1272815391"/>Підготовка<text:bookmark-end text:name="__RefHeading___Toc1502_1272815391"/></text:h>
      <text:p text:style-name="P12">Вхідна матриця:</text:p>
      <text:p text:style-name="P12"><draw:frame draw:style-name="fr1" draw:name="Object1" text:anchor-type="as-char" svg:y="-0.4709in" svg:width="1.2925in" svg:height="0.85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Функція обрахунку кубічної норми матриці:</text:p>
      <text:p text:style-name="P17"><text:span text:style-name="T9">def</text:span> <text:span text:style-name="T13">norm</text:span><text:span text:style-name="T16">(</text:span><text:span text:style-name="T19">a</text:span><text:span text:style-name="T16">):</text:span></text:p>
      <text:p text:style-name="P18"><text:span text:style-name="T19"><text:s text:c="2"/>r</text:span> <text:span text:style-name="T9">=</text:span> <text:span text:style-name="T9">-</text:span><text:span text:style-name="T22">1</text:span></text:p>
      <text:p text:style-name="P18"><text:span text:style-name="T23"><text:s/></text:span><text:span text:style-name="T19"><text:s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18"><text:span text:style-name="T19"><text:s text:c="4"/>sum</text:span> <text:span text:style-name="T9">=</text:span> <text:span text:style-name="T22">0</text:span></text:p>
      <text:p text:style-name="P18"><text:span text:style-name="T23"><text:s text:c="2"/></text:span><text:span text:style-name="T19"><text:s text:c="2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[</text:span><text:span text:style-name="T19">i</text:span><text:span text:style-name="T16">])):</text:span></text:p>
      <text:p text:style-name="P18"><text:span text:style-name="T19"><text:s text:c="6"/>sum</text:span> <text:span text:style-name="T9">+=</text:span> <text:span text:style-name="T13">abs</text:span><text:span text:style-name="T16">(</text:span><text:span text:style-name="T19">a</text:span><text:span text:style-name="T16">[</text:span><text:span text:style-name="T19">i</text:span><text:span text:style-name="T16">][</text:span><text:span text:style-name="T19">j</text:span><text:span text:style-name="T16">])</text:span></text:p>
      <text:p text:style-name="P18"><text:span text:style-name="T19"><text:s text:c="4"/>r</text:span> <text:span text:style-name="T9">=</text:span> <text:span text:style-name="T13">max</text:span><text:span text:style-name="T16">(</text:span><text:span text:style-name="T19">r</text:span><text:span text:style-name="T16">,</text:span> <text:span text:style-name="T19">sum</text:span><text:span text:style-name="T16">)</text:span></text:p>
      <text:p text:style-name="P25"><text:span text:style-name="T24"><text:s/></text:span><text:span text:style-name="T20"><text:s/></text:span><text:span text:style-name="T24">return</text:span><text:span text:style-name="T12"> </text:span><text:span text:style-name="T20">r</text:span></text:p>
      <text:h text:style-name="Heading_20_1" text:outline-level="1"><text:bookmark-start text:name="__RefHeading___Toc1575_3622635878"/>Метод Гауса <text:span text:style-name="T6">з вибором головного по стовпцях</text:span><text:bookmark-end text:name="__RefHeading___Toc1575_3622635878"/></text:h>
      <text:p text:style-name="P30">Приведемо матрицю до верхнього трикутного вигляду. Для цього для кожного елементу головної діагоналі:</text:p>
      <text:list xml:id="list3925916308" text:style-name="L2">
        <text:list-item>
          <text:p text:style-name="P46">нехай a[l<text:span text:style-name="T33">][</text:span>l] - поточний елемент</text:p>
        </text:list-item>
        <text:list-item>
          <text:p text:style-name="P47">знаходимо найбільший елемент у стовпчику під поточним, назвемо його <text:span text:style-name="T33">maxElement</text:span></text:p>
        </text:list-item>
        <text:list-item>
          <text:p text:style-name="P46">якщо <text:span text:style-name="T33">maxElement</text:span> &gt; a[l][l], то міняємо місцями поточний рядок та рядок з найбільшим елементом</text:p>
        </text:list-item>
        <text:list-item>
          <text:p text:style-name="P48"><text:soft-page-break/>конструюємо матрицю m за такими правилами:</text:p>
          <text:list>
            <text:list-item>
              <text:p text:style-name="P48">m[i, i] = 1, i != l</text:p>
            </text:list-item>
            <text:list-item>
              <text:p text:style-name="P48">m[l, l] = 1 / a[l][l]</text:p>
            </text:list-item>
            <text:list-item>
              <text:p text:style-name="P48">m[k, l] = -a[k][l] / a[l][l]</text:p>
            </text:list-item>
          </text:list>
        </text:list-item>
        <text:list-item>
          <text:p text:style-name="P48">a = m * a</text:p>
        </text:list-item>
      </text:list>
      <text:p text:style-name="P31">Для знаходження визначника матриці варто запам’ятовувати кількість перестановок (steps) та масив найбільших елементів нижньої діагональної матриці (maxElements). Після чого отримуємо визначник за формулою:</text:p>
      <text:p text:style-name="P31"><draw:frame draw:style-name="fr1" draw:name="Object2" text:anchor-type="as-char" svg:y="-0.2827in" svg:width="1.9217in" svg:height="0.4484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31"/>
      <text:p text:style-name="P17"><text:span text:style-name="T9">def</text:span> <text:span text:style-name="T13">gauss</text:span><text:span text:style-name="T16">(</text:span><text:span text:style-name="T19">a</text:span><text:span text:style-name="T16">):</text:span></text:p>
      <text:p text:style-name="P18"><text:span text:style-name="T19"><text:s text:c="2"/>swaps</text:span> <text:span text:style-name="T9">=</text:span> <text:span text:style-name="T22">0</text:span></text:p>
      <text:p text:style-name="P18"><text:span text:style-name="T19"><text:s text:c="2"/>maxElements</text:span> <text:span text:style-name="T9">=</text:span> <text:span text:style-name="T16">[]</text:span></text:p>
      <text:p text:style-name="P26"/>
      <text:p text:style-name="P23"><text:span text:style-name="T19"><text:s text:c="2"/></text:span># приведемо матрицю до верхнього трикутного вигляду</text:p>
      <text:p text:style-name="P18"><text:span text:style-name="T19"><text:s text:c="2"/></text:span><text:span text:style-name="T23">for</text:span> <text:span text:style-name="T19">l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18"><text:span text:style-name="T19"><text:s text:c="4"/>maxElement</text:span> <text:span text:style-name="T9">=</text:span> <text:span text:style-name="T19">a</text:span><text:span text:style-name="T16">[</text:span><text:span text:style-name="T19">l</text:span><text:span text:style-name="T16">][</text:span><text:span text:style-name="T19">l</text:span><text:span text:style-name="T16">]</text:span></text:p>
      <text:p text:style-name="P18"><text:span text:style-name="T19"><text:s text:c="4"/>maxIndex</text:span> <text:span text:style-name="T9">=</text:span> <text:span text:style-name="T19">l</text:span></text:p>
      <text:p text:style-name="P18"><text:span text:style-name="T19"><text:s text:c="4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9">l</text:span> <text:span text:style-name="T9">+</text:span> <text:span text:style-name="T22">1</text:span><text:span text:style-name="T16">,</text:span> <text:span text:style-name="T13">len</text:span><text:span text:style-name="T16">(</text:span><text:span text:style-name="T19">a</text:span><text:span text:style-name="T16">)):</text:span></text:p>
      <text:p text:style-name="P18"><text:span text:style-name="T19"><text:s text:c="6"/></text:span><text:span text:style-name="T23">if</text:span> <text:span text:style-name="T19">a</text:span><text:span text:style-name="T16">[</text:span><text:span text:style-name="T19">i</text:span><text:span text:style-name="T16">][</text:span><text:span text:style-name="T19">l</text:span><text:span text:style-name="T16">]</text:span> <text:span text:style-name="T9">&gt;</text:span> <text:span text:style-name="T19">maxElement</text:span><text:span text:style-name="T16">:</text:span></text:p>
      <text:p text:style-name="P18"><text:span text:style-name="T19"><text:s text:c="8"/>maxElement</text:span> <text:span text:style-name="T9">=</text:span> <text:span text:style-name="T19">a</text:span><text:span text:style-name="T16">[</text:span><text:span text:style-name="T19">i</text:span><text:span text:style-name="T16">][</text:span><text:span text:style-name="T19">l</text:span><text:span text:style-name="T16">]</text:span></text:p>
      <text:p text:style-name="P18"><text:span text:style-name="T19"><text:s text:c="8"/>maxIndex</text:span> <text:span text:style-name="T9">=</text:span> <text:span text:style-name="T19">i</text:span></text:p>
      <text:p text:style-name="P18"><text:span text:style-name="T19"><text:s text:c="4"/>maxElements</text:span><text:span text:style-name="T16">.</text:span><text:span text:style-name="T13">append</text:span><text:span text:style-name="T16">(</text:span><text:span text:style-name="T19">maxElement</text:span><text:span text:style-name="T16">)</text:span></text:p>
      <text:p text:style-name="P18"><text:span text:style-name="T19"><text:s text:c="4"/></text:span><text:span text:style-name="T23">if</text:span> <text:span text:style-name="T19">maxIndex</text:span> <text:span text:style-name="T9">!=</text:span> <text:span text:style-name="T19">l</text:span><text:span text:style-name="T16">:</text:span></text:p>
      <text:p text:style-name="P18"><text:span text:style-name="T19"><text:s text:c="6"/>swaps</text:span> <text:span text:style-name="T9">+=</text:span> <text:span text:style-name="T22">1</text:span></text:p>
      <text:p text:style-name="P18"><text:span text:style-name="T19"><text:s text:c="6"/>a</text:span><text:span text:style-name="T16">[[</text:span><text:span text:style-name="T19">l</text:span><text:span text:style-name="T16">,</text:span> <text:span text:style-name="T19">maxIndex</text:span><text:span text:style-name="T16">]]</text:span> <text:span text:style-name="T9">=</text:span> <text:span text:style-name="T19">a</text:span><text:span text:style-name="T16">[[</text:span><text:span text:style-name="T19">maxIndex</text:span><text:span text:style-name="T16">,</text:span> <text:span text:style-name="T19">l</text:span><text:span text:style-name="T16">]]</text:span></text:p>
      <text:p text:style-name="P33"/>
      <text:p text:style-name="P18"><text:span text:style-name="T19"><text:s text:c="4"/>m</text:span> <text:span text:style-name="T9">=</text:span> <text:span text:style-name="T26">np</text:span><text:span text:style-name="T16">.</text:span><text:span text:style-name="T13">identity</text:span><text:span text:style-name="T16">(</text:span><text:span text:style-name="T13">len</text:span><text:span text:style-name="T16">(</text:span><text:span text:style-name="T19">a</text:span><text:span text:style-name="T16">))</text:span></text:p>
      <text:p text:style-name="P18"><text:span text:style-name="T19"><text:s text:c="4"/>m</text:span><text:span text:style-name="T16">[</text:span><text:span text:style-name="T19">l</text:span><text:span text:style-name="T16">][</text:span><text:span text:style-name="T19">l</text:span><text:span text:style-name="T16">]</text:span> <text:span text:style-name="T9">=</text:span> <text:span text:style-name="T22">1</text:span><text:span text:style-name="T9">/</text:span> <text:span text:style-name="T19">a</text:span><text:span text:style-name="T16">[</text:span><text:span text:style-name="T19">l</text:span><text:span text:style-name="T16">][</text:span><text:span text:style-name="T19">l</text:span><text:span text:style-name="T16">]</text:span></text:p>
      <text:p text:style-name="P18"><text:span text:style-name="T19"><text:s text:c="4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9">l</text:span> <text:span text:style-name="T9">+</text:span> <text:span text:style-name="T22">1</text:span><text:span text:style-name="T16">,</text:span> <text:span text:style-name="T13">len</text:span><text:span text:style-name="T16">(</text:span><text:span text:style-name="T19">a</text:span><text:span text:style-name="T16">)):</text:span></text:p>
      <text:p text:style-name="P18"><text:span text:style-name="T19"><text:s text:c="6"/>m</text:span><text:span text:style-name="T16">[</text:span><text:span text:style-name="T19">i</text:span><text:span text:style-name="T16">][</text:span><text:span text:style-name="T19">l</text:span><text:span text:style-name="T16">]</text:span> <text:span text:style-name="T9">=</text:span> <text:span text:style-name="T9">-</text:span><text:span text:style-name="T19">a</text:span><text:span text:style-name="T16">[</text:span><text:span text:style-name="T19">i</text:span><text:span text:style-name="T16">][</text:span><text:span text:style-name="T19">l</text:span><text:span text:style-name="T16">]</text:span> <text:span text:style-name="T9">/</text:span> <text:span text:style-name="T19">a</text:span><text:span text:style-name="T16">[</text:span><text:span text:style-name="T19">l</text:span><text:span text:style-name="T16">][</text:span><text:span text:style-name="T19">l</text:span><text:span text:style-name="T16">]</text:span></text:p>
      <text:p text:style-name="P18"><text:span text:style-name="T19"><text:s text:c="4"/>a</text:span> <text:span text:style-name="T9">=</text:span> <text:span text:style-name="T26">np</text:span><text:span text:style-name="T16">.</text:span><text:span text:style-name="T27">matmul</text:span><text:span text:style-name="T16">(</text:span><text:span text:style-name="T19">m</text:span><text:span text:style-name="T16">,</text:span> <text:span text:style-name="T19">a</text:span><text:span text:style-name="T16">)</text:span></text:p>
      <text:p text:style-name="P26"/>
      <text:p text:style-name="P23"><text:span text:style-name="T19"><text:s text:c="2"/></text:span># зворотній хід, приводимо до діагонального вигляду</text:p>
      <text:p text:style-name="P18"><text:span text:style-name="T19"><text:s text:c="2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</text:span> <text:span text:style-name="T9">-</text:span> <text:span text:style-name="T22">1</text:span><text:span text:style-name="T16">,</text:span> <text:span text:style-name="T22">0</text:span><text:span text:style-name="T16">,</text:span> <text:span text:style-name="T9">-</text:span><text:span text:style-name="T22">1</text:span><text:span text:style-name="T16">):</text:span></text:p>
      <text:p text:style-name="P18"><text:span text:style-name="T19"><text:s text:c="4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9">i</text:span> <text:span text:style-name="T9">-</text:span> <text:span text:style-name="T22">1</text:span><text:span text:style-name="T16">,</text:span> <text:span text:style-name="T9">-</text:span><text:span text:style-name="T22">1</text:span><text:span text:style-name="T16">,</text:span> <text:span text:style-name="T9">-</text:span><text:span text:style-name="T22">1</text:span><text:span text:style-name="T16">):</text:span></text:p>
      <text:p text:style-name="P18"><text:span text:style-name="T19"><text:s text:c="6"/>a</text:span><text:span text:style-name="T16">[</text:span><text:span text:style-name="T19">j</text:span><text:span text:style-name="T16">]</text:span> <text:span text:style-name="T9">=</text:span> <text:span text:style-name="T26">np</text:span><text:span text:style-name="T16">.</text:span><text:span text:style-name="T27">add</text:span><text:span text:style-name="T16">(</text:span><text:span text:style-name="T19">a</text:span><text:span text:style-name="T16">[</text:span><text:span text:style-name="T19">j</text:span><text:span text:style-name="T16">],</text:span> <text:span text:style-name="T19">a</text:span><text:span text:style-name="T16">[</text:span><text:span text:style-name="T19">i</text:span><text:span text:style-name="T16">]</text:span> <text:span text:style-name="T9">*</text:span> <text:span text:style-name="T9">-</text:span><text:span text:style-name="T19">a</text:span><text:span text:style-name="T16">[</text:span><text:span text:style-name="T19">j</text:span><text:span text:style-name="T16">][</text:span><text:span text:style-name="T19">i</text:span><text:span text:style-name="T16">])</text:span></text:p>
      <text:p text:style-name="P26"/>
      <text:p text:style-name="P23"><text:soft-page-break/><text:span text:style-name="T19"><text:s text:c="2"/></text:span># обрахуємо визначник</text:p>
      <text:p text:style-name="P18"><text:span text:style-name="T19"><text:s text:c="2"/>determinant</text:span> <text:span text:style-name="T9">=</text:span> <text:span text:style-name="T16">(</text:span><text:span text:style-name="T9">-</text:span><text:span text:style-name="T22">1</text:span><text:span text:style-name="T16">)</text:span> <text:span text:style-name="T9">**</text:span> <text:span text:style-name="T19">swaps</text:span> <text:span text:style-name="T9">*</text:span> <text:span text:style-name="T26">np</text:span><text:span text:style-name="T16">.</text:span><text:span text:style-name="T13">prod</text:span><text:span text:style-name="T16">(</text:span><text:span text:style-name="T19">maxElements</text:span><text:span text:style-name="T16">)</text:span></text:p>
      <text:p text:style-name="P26"/>
      <text:p text:style-name="P23"><text:span text:style-name="T19"><text:s text:c="2"/></text:span># масив розв'язків</text:p>
      <text:p text:style-name="P18"><text:span text:style-name="T19"><text:s text:c="2"/>roots</text:span> <text:span text:style-name="T9">=</text:span> <text:span text:style-name="T16">[]</text:span></text:p>
      <text:p text:style-name="P18"><text:span text:style-name="T19"><text:s text:c="2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18"><text:span text:style-name="T19"><text:s text:c="2"/>roots</text:span><text:span text:style-name="T16">.</text:span><text:span text:style-name="T13">append</text:span><text:span text:style-name="T16">(</text:span><text:span text:style-name="T19">a</text:span><text:span text:style-name="T16">[</text:span><text:span text:style-name="T19">i</text:span><text:span text:style-name="T16">][</text:span><text:span text:style-name="T9">-</text:span><text:span text:style-name="T22">1</text:span><text:span text:style-name="T16">])</text:span></text:p>
      <text:p text:style-name="P26"/>
      <text:p text:style-name="P18"><text:span text:style-name="T19"><text:s text:c="2"/></text:span><text:span text:style-name="T23">return</text:span> <text:span text:style-name="T19">roots</text:span><text:span text:style-name="T16">,</text:span> <text:span text:style-name="T19">determinant</text:span></text:p>
      <text:p text:style-name="P26"/>
      <text:p text:style-name="P17"><text:span text:style-name="T19">r</text:span><text:span text:style-name="T16">,</text:span> <text:span text:style-name="T19">d</text:span> <text:span text:style-name="T9">=</text:span> <text:span text:style-name="T13">gauss</text:span><text:span text:style-name="T16">(</text:span><text:span text:style-name="T19">a</text:span><text:span text:style-name="T16">)</text:span></text:p>
      <text:p text:style-name="P17"><text:span text:style-name="T13">print</text:span><text:span text:style-name="T16">(</text:span><text:span text:style-name="T9">f</text:span><text:span text:style-name="T28">"gauss: </text:span><text:span text:style-name="T30">{</text:span><text:span text:style-name="T19">r</text:span><text:span text:style-name="T30">}</text:span><text:span text:style-name="T28">"</text:span><text:span text:style-name="T16">)</text:span></text:p>
      <text:p text:style-name="P26"><text:span text:style-name="T14">print</text:span><text:span text:style-name="T17">(</text:span><text:span text:style-name="T10">f</text:span><text:span text:style-name="T29">"determinant: </text:span><text:span text:style-name="T31">{</text:span><text:span text:style-name="T20">d</text:span><text:span text:style-name="T31">}</text:span><text:span text:style-name="T29">"</text:span><text:span text:style-name="T17">)</text:span></text:p>
      <text:p text:style-name="P34"/>
      <text:p text:style-name="Code">gauss: [0.19069707511918563, 0.10952196881845122, 0.6329081303955677, 0.0847828888029893]</text:p>
      <text:p text:style-name="Code">determinant: 7761.0</text:p>
      <text:h text:style-name="Heading_20_1" text:outline-level="1"><text:bookmark-start text:name="__RefHeading___Toc1575_36226358781"/>Метод <text:span text:style-name="T7">Якобі</text:span><text:bookmark-end text:name="__RefHeading___Toc1575_36226358781"/></text:h>
      <text:p text:style-name="P49">Алгоритм:</text:p>
      <text:list xml:id="list1946587090" text:style-name="L3">
        <text:list-item>
          <text:p text:style-name="P50">Створюємо нульовий вектор-стовпчик <draw:frame draw:style-name="fr1" draw:name="Object4" text:anchor-type="as-char" svg:y="-0.1484in" svg:width="0.222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0">Виражаємо кожну змінну <draw:frame draw:style-name="fr1" draw:name="Object5" text:anchor-type="as-char" svg:y="-0.1484in" svg:width="0.298in" svg:height="0.2091in" draw:z-index="4"><draw:object xlink:href="./Object 5" xlink:type="simple" xlink:show="embed" xlink:actuate="onLoad"/><draw:image xlink:href="./ObjectReplacements/Object 5" xlink:type="simple" xlink:show="embed" xlink:actuate="onLoad"/></draw:frame>через <draw:frame draw:style-name="fr1" draw:name="Object6" text:anchor-type="as-char" svg:y="-0.1484in" svg:width="0.7909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0">Припиняємо якщо <draw:frame draw:style-name="fr1" draw:name="Object7" text:anchor-type="as-char" svg:y="-0.1484in" svg:width="1.0181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36"># перевірка на достатню умову збіжності</text:p>
      <text:p text:style-name="P17"><text:span text:style-name="T9">def</text:span> <text:span text:style-name="T13">meetsSufficientCondition</text:span><text:span text:style-name="T16">(</text:span><text:span text:style-name="T19">a</text:span><text:span text:style-name="T16">):</text:span></text:p>
      <text:p text:style-name="P19"><text:span text:style-name="T19"><text:s text:c="2"/>a</text:span> <text:span text:style-name="T9">=</text:span> <text:span text:style-name="T26">np</text:span><text:span text:style-name="T16">.</text:span><text:span text:style-name="T13">delete</text:span><text:span text:style-name="T16">(</text:span><text:span text:style-name="T19">a</text:span><text:span text:style-name="T16">,</text:span> <text:span text:style-name="T13">len</text:span><text:span text:style-name="T16">(</text:span><text:span text:style-name="T19">a</text:span><text:span text:style-name="T16">[</text:span><text:span text:style-name="T22">0</text:span><text:span text:style-name="T16">,</text:span> <text:span text:style-name="T16">:])</text:span> <text:span text:style-name="T9">-</text:span> <text:span text:style-name="T22">1</text:span><text:span text:style-name="T16">,</text:span> <text:span text:style-name="T22">1</text:span><text:span text:style-name="T16">)</text:span></text:p>
      <text:p text:style-name="P19"><text:span text:style-name="T19"><text:s text:c="2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19"><text:span text:style-name="T19"><text:s text:c="4"/>sum</text:span> <text:span text:style-name="T9">=</text:span> <text:span text:style-name="T22">0</text:span></text:p>
      <text:p text:style-name="P19"><text:span text:style-name="T19"><text:s text:c="4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[</text:span><text:span text:style-name="T19">i</text:span><text:span text:style-name="T16">,</text:span> <text:span text:style-name="T16">:])):</text:span></text:p>
      <text:p text:style-name="P19"><text:span text:style-name="T19"><text:s text:c="6"/></text:span><text:span text:style-name="T23">if</text:span> <text:span text:style-name="T19">i</text:span> <text:span text:style-name="T9">==</text:span> <text:span text:style-name="T19">j</text:span><text:span text:style-name="T16">:</text:span></text:p>
      <text:p text:style-name="P28"><text:span text:style-name="T19"><text:s text:c="8"/></text:span>continue</text:p>
      <text:p text:style-name="P19"><text:span text:style-name="T19"><text:s text:c="6"/>sum</text:span> <text:span text:style-name="T9">+=</text:span> <text:span text:style-name="T13">abs</text:span><text:span text:style-name="T16">(</text:span><text:span text:style-name="T19">a</text:span><text:span text:style-name="T16">[</text:span><text:span text:style-name="T19">i</text:span><text:span text:style-name="T16">][</text:span><text:span text:style-name="T19">j</text:span><text:span text:style-name="T16">])</text:span></text:p>
      <text:p text:style-name="P19"><text:span text:style-name="T19"><text:s text:c="4"/></text:span><text:span text:style-name="T23">if</text:span> <text:span text:style-name="T19">a</text:span><text:span text:style-name="T16">[</text:span><text:span text:style-name="T19">i</text:span><text:span text:style-name="T16">][</text:span><text:span text:style-name="T19">i</text:span><text:span text:style-name="T16">]</text:span> <text:span text:style-name="T9">&lt;</text:span> <text:span text:style-name="T19">sum</text:span><text:span text:style-name="T16">:</text:span></text:p>
      <text:p text:style-name="P19"><text:span text:style-name="T19"><text:s text:c="6"/></text:span><text:span text:style-name="T23">return</text:span> <text:span text:style-name="T23">False</text:span></text:p>
      <text:p text:style-name="P19"><text:span text:style-name="T19"><text:s text:c="2"/></text:span><text:span text:style-name="T23">return</text:span> <text:span text:style-name="T23">True</text:span></text:p>
      <text:p text:style-name="P26"/>
      <text:p text:style-name="P17"><text:span text:style-name="T19">epsilon</text:span> <text:span text:style-name="T9">=</text:span> <text:span text:style-name="T22">10e-8</text:span></text:p>
      <text:p text:style-name="P26"/>
      <text:p text:style-name="P17"><text:span text:style-name="T9">def</text:span> <text:span text:style-name="T13">jacobi</text:span><text:span text:style-name="T16">(</text:span><text:span text:style-name="T19">a</text:span><text:span text:style-name="T16">):</text:span></text:p>
      <text:p text:style-name="P19"><text:span text:style-name="T19"><text:s text:c="2"/>x</text:span> <text:span text:style-name="T9">=</text:span> <text:span text:style-name="T26">np</text:span><text:span text:style-name="T16">.</text:span><text:span text:style-name="T13">zeros</text:span><text:span text:style-name="T16">((</text:span><text:span text:style-name="T13">len</text:span><text:span text:style-name="T16">(</text:span><text:span text:style-name="T19">a</text:span><text:span text:style-name="T16">),</text:span> <text:span text:style-name="T22">1</text:span><text:span text:style-name="T16">))</text:span></text:p>
      <text:p text:style-name="P19"><text:span text:style-name="T19"><text:s text:c="2"/></text:span><text:span text:style-name="T23">while</text:span> <text:span text:style-name="T23">True</text:span><text:span text:style-name="T16">:</text:span></text:p>
      <text:p text:style-name="P24"><text:soft-page-break/><text:span text:style-name="T19"><text:s text:c="4"/></text:span># виражаємо x_n через x_(n-1)</text:p>
      <text:p text:style-name="P19"><text:span text:style-name="T19"><text:s text:c="4"/>xPrev</text:span> <text:span text:style-name="T9">=</text:span> <text:span text:style-name="T19">x</text:span></text:p>
      <text:p text:style-name="P19"><text:span text:style-name="T19"><text:s text:c="4"/>x</text:span> <text:span text:style-name="T9">=</text:span> <text:span text:style-name="T26">np</text:span><text:span text:style-name="T16">.</text:span><text:span text:style-name="T13">zeros</text:span><text:span text:style-name="T16">((</text:span><text:span text:style-name="T13">len</text:span><text:span text:style-name="T16">(</text:span><text:span text:style-name="T19">a</text:span><text:span text:style-name="T16">),</text:span> <text:span text:style-name="T22">1</text:span><text:span text:style-name="T16">))</text:span></text:p>
      <text:p text:style-name="P19"><text:span text:style-name="T19"><text:s text:c="4"/></text:span><text:span text:style-name="T23">for</text:span> <text:span text:style-name="T19">i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)):</text:span></text:p>
      <text:p text:style-name="P19"><text:span text:style-name="T19"><text:s text:c="6"/></text:span><text:span text:style-name="T23">for</text:span> <text:span text:style-name="T19">j</text:span> <text:span text:style-name="T23">in</text:span> <text:span text:style-name="T25">range</text:span><text:span text:style-name="T16">(</text:span><text:span text:style-name="T13">len</text:span><text:span text:style-name="T16">(</text:span><text:span text:style-name="T19">a</text:span><text:span text:style-name="T16">[</text:span><text:span text:style-name="T19">i</text:span><text:span text:style-name="T16">,</text:span> <text:span text:style-name="T16">:])</text:span> <text:span text:style-name="T9">-</text:span> <text:span text:style-name="T22">1</text:span><text:span text:style-name="T16">):</text:span></text:p>
      <text:p text:style-name="P19"><text:span text:style-name="T19"><text:s text:c="8"/></text:span><text:span text:style-name="T23">if</text:span> <text:span text:style-name="T19">i</text:span> <text:span text:style-name="T9">==</text:span> <text:span text:style-name="T19">j</text:span><text:span text:style-name="T16">:</text:span></text:p>
      <text:p text:style-name="P28"><text:span text:style-name="T19"><text:s text:c="10"/></text:span>continue</text:p>
      <text:p text:style-name="P19"><text:span text:style-name="T19"><text:s text:c="8"/>x</text:span><text:span text:style-name="T16">[</text:span><text:span text:style-name="T19">i</text:span><text:span text:style-name="T16">][</text:span><text:span text:style-name="T22">0</text:span><text:span text:style-name="T16">]</text:span> <text:span text:style-name="T9">-=</text:span> <text:span text:style-name="T19">xPrev</text:span><text:span text:style-name="T16">[</text:span><text:span text:style-name="T19">j</text:span><text:span text:style-name="T16">][</text:span><text:span text:style-name="T22">0</text:span><text:span text:style-name="T16">]</text:span> <text:span text:style-name="T9">*</text:span> <text:span text:style-name="T19">a</text:span><text:span text:style-name="T16">[</text:span><text:span text:style-name="T19">i</text:span><text:span text:style-name="T16">][</text:span><text:span text:style-name="T19">j</text:span><text:span text:style-name="T16">]</text:span></text:p>
      <text:p text:style-name="P19"><text:span text:style-name="T19"><text:s text:c="6"/>x</text:span><text:span text:style-name="T16">[</text:span><text:span text:style-name="T19">i</text:span><text:span text:style-name="T16">][</text:span><text:span text:style-name="T22">0</text:span><text:span text:style-name="T16">]</text:span> <text:span text:style-name="T9">+=</text:span> <text:span text:style-name="T19">a</text:span><text:span text:style-name="T16">[</text:span><text:span text:style-name="T19">i</text:span><text:span text:style-name="T16">][</text:span><text:span text:style-name="T13">len</text:span><text:span text:style-name="T16">(</text:span><text:span text:style-name="T19">a</text:span><text:span text:style-name="T16">[</text:span><text:span text:style-name="T19">i</text:span><text:span text:style-name="T16">])</text:span> <text:span text:style-name="T9">-</text:span> <text:span text:style-name="T22">1</text:span><text:span text:style-name="T16">]</text:span></text:p>
      <text:p text:style-name="P19"><text:span text:style-name="T19"><text:s text:c="6"/>x</text:span><text:span text:style-name="T16">[</text:span><text:span text:style-name="T19">i</text:span><text:span text:style-name="T16">][</text:span><text:span text:style-name="T22">0</text:span><text:span text:style-name="T16">]</text:span> <text:span text:style-name="T9">/=</text:span> <text:span text:style-name="T19">a</text:span><text:span text:style-name="T16">[</text:span><text:span text:style-name="T19">i</text:span><text:span text:style-name="T16">][</text:span><text:span text:style-name="T19">i</text:span><text:span text:style-name="T16">]</text:span></text:p>
      <text:p text:style-name="P24"><text:span text:style-name="T19"><text:s text:c="4"/></text:span># умова припинення</text:p>
      <text:p text:style-name="P19"><text:span text:style-name="T19"><text:s text:c="4"/></text:span><text:span text:style-name="T23">if</text:span> <text:span text:style-name="T13">norm</text:span><text:span text:style-name="T16">(</text:span><text:span text:style-name="T19">x</text:span> <text:span text:style-name="T9">-</text:span> <text:span text:style-name="T19">xPrev</text:span><text:span text:style-name="T16">)</text:span> <text:span text:style-name="T9">&lt;</text:span> <text:span text:style-name="T19">epsilon</text:span><text:span text:style-name="T16">:</text:span></text:p>
      <text:p text:style-name="P28"><text:span text:style-name="T19"><text:s text:c="6"/></text:span>break</text:p>
      <text:p text:style-name="P19"><text:span text:style-name="T19"><text:s text:c="2"/></text:span><text:span text:style-name="T23">return</text:span> <text:span text:style-name="T19">x</text:span></text:p>
      <text:p text:style-name="P26"/>
      <text:p text:style-name="P17"><text:span text:style-name="T23">if</text:span> <text:span text:style-name="T13">meetsSufficientCondition</text:span><text:span text:style-name="T16">(</text:span><text:span text:style-name="T19">a</text:span><text:span text:style-name="T16">):</text:span></text:p>
      <text:p text:style-name="P19"><text:span text:style-name="T19"><text:s text:c="2"/>r</text:span> <text:span text:style-name="T9">=</text:span> <text:span text:style-name="T13">jacobi</text:span><text:span text:style-name="T16">(</text:span><text:span text:style-name="T19">a</text:span><text:span text:style-name="T16">)</text:span></text:p>
      <text:p text:style-name="P19"><text:span text:style-name="T19"><text:s text:c="2"/></text:span><text:span text:style-name="T13">print</text:span><text:span text:style-name="T16">(</text:span><text:span text:style-name="T9">f</text:span><text:span text:style-name="T28">"jacobi: </text:span><text:span text:style-name="T30">{</text:span><text:span text:style-name="T19">r</text:span><text:span text:style-name="T30">}</text:span><text:span text:style-name="T28">"</text:span><text:span text:style-name="T16">)</text:span></text:p>
      <text:p text:style-name="P17"><text:span text:style-name="T23">else</text:span><text:span text:style-name="T16">:</text:span></text:p>
      <text:p text:style-name="P27"><text:span text:style-name="T20"><text:s text:c="2"/></text:span><text:span text:style-name="T14">print</text:span><text:span text:style-name="T17">(</text:span><text:span text:style-name="T29">"jacobi: check failed"</text:span><text:span text:style-name="T17">)</text:span></text:p>
      <text:p text:style-name="P35"/>
      <text:p text:style-name="Code">jacobi: [[0.19069706] [0.10952196] [0.63290812] [0.08478287]]</text:p>
      <text:h text:style-name="P40" text:outline-level="1"><text:bookmark-start text:name="__RefHeading___Toc1575_362263587811"/>Число обумовленості<text:bookmark-end text:name="__RefHeading___Toc1575_362263587811"/></text:h>
      <text:p text:style-name="P32"><text:span text:style-name="T8">Ф</text:span><text:span text:style-name="T6">ормула: </text:span><text:span text:style-name="T6"><draw:frame draw:style-name="fr1" draw:name="Object3" text:anchor-type="as-char" svg:y="-0.172in" svg:width="0.7819in" svg:height="0.215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><text:span text:style-name="T11">def</text:span><text:span text:style-name="T8"> </text:span><text:span text:style-name="T15">conditionNumber</text:span><text:span text:style-name="T18">(</text:span><text:span text:style-name="T21">a</text:span><text:span text:style-name="T18">):</text:span></text:p>
      <text:p text:style-name="P22"><text:s text:c="2"/># беремо коефіцієнти рівнянь</text:p>
      <text:p text:style-name="P20"><text:span text:style-name="T32"><text:s text:c="2"/></text:span><text:span text:style-name="T19">c</text:span> <text:span text:style-name="T9">=</text:span> <text:span text:style-name="T26">np</text:span><text:span text:style-name="T16">.</text:span><text:span text:style-name="T13">delete</text:span><text:span text:style-name="T16">(</text:span><text:span text:style-name="T19">a</text:span><text:span text:style-name="T16">,</text:span> <text:span text:style-name="T13">len</text:span><text:span text:style-name="T16">(</text:span><text:span text:style-name="T19">a</text:span><text:span text:style-name="T16">[</text:span><text:span text:style-name="T22">0</text:span><text:span text:style-name="T16">,</text:span> <text:span text:style-name="T16">:])</text:span> <text:span text:style-name="T9">-</text:span> <text:span text:style-name="T22">1</text:span><text:span text:style-name="T16">,</text:span> <text:span text:style-name="T22">1</text:span><text:span text:style-name="T16">)</text:span></text:p>
      <text:p text:style-name="P20"><text:span text:style-name="T32"><text:s text:c="2"/></text:span><text:span text:style-name="T23">return</text:span> <text:span text:style-name="T13">norm</text:span><text:span text:style-name="T16">(</text:span><text:span text:style-name="T19">c</text:span><text:span text:style-name="T16">)</text:span> <text:span text:style-name="T9">*</text:span> <text:span text:style-name="T13">norm</text:span><text:span text:style-name="T16">(</text:span><text:span text:style-name="T26">np</text:span><text:span text:style-name="T16">.</text:span><text:span text:style-name="T26">linalg</text:span><text:span text:style-name="T16">.</text:span><text:span text:style-name="T13">inv</text:span><text:span text:style-name="T16">(</text:span><text:span text:style-name="T19">c</text:span><text:span text:style-name="T16">))</text:span></text:p>
      <text:p text:style-name="P26"/>
      <text:p text:style-name="P17"><text:span text:style-name="T19">cn</text:span> <text:span text:style-name="T9">=</text:span> <text:span text:style-name="T13">conditionNumber</text:span><text:span text:style-name="T16">(</text:span><text:span text:style-name="T19">a</text:span><text:span text:style-name="T16">)</text:span></text:p>
      <text:p text:style-name="P26"><text:span text:style-name="T14">print</text:span><text:span text:style-name="T17">(</text:span><text:span text:style-name="T10">f</text:span><text:span text:style-name="T29">"conditioning number: </text:span><text:span text:style-name="T31">{</text:span><text:span text:style-name="T20">cn</text:span><text:span text:style-name="T31">}</text:span><text:span text:style-name="T29">"</text:span><text:span text:style-name="T17">)</text:span></text:p>
      <text:p text:style-name="P34"/>
      <text:p text:style-name="Code">conditioning number: 2.2825666795516044</text:p>
      <text:h text:style-name="P41" text:outline-level="1"><text:bookmark-start text:name="__RefHeading___Toc1386_1272815391"/>Висновок<text:bookmark-end text:name="__RefHeading___Toc1386_1272815391"/></text:h>
      <text:p text:style-name="P13">У цій лабораторній роботі за допомогою програмних засобів мови Python реалізовано розв’язання СЛАР двома методами:</text:p>
      <text:list xml:id="list2211226264" text:style-name="L4">
        <text:list-item>
          <text:p text:style-name="P44"><text:span text:style-name="T3">методом Гауса з вибором головного по стовпцях (</text:span><text:span text:style-name="T5">прямий</text:span><text:span text:style-name="T3">);</text:span></text:p>
        </text:list-item>
        <text:list-item>
          <text:p text:style-name="P45"><text:span text:style-name="T3">методом Якобі </text:span><text:span text:style-name="T4">(ітераційний).</text:span></text:p>
        </text:list-item>
      </text:list>
      <text:p text:style-name="P11"><text:span text:style-name="T4">Т</text:span><text:span text:style-name="T3">акож обчислено визначник та число обумовленості матриц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Regular" style:font-pitch="fixed"/>
    <style:font-face style:name="Cascadia Code1" svg:font-family="'Cascadia Code', 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Code" style:family="paragraph" style:parent-style-name="Standard" style:auto-update="true" style:master-page-name="">
      <style:paragraph-properties style:page-number="auto" fo:padding="0.0201in" fo:border="0.06pt solid #000000"/>
      <style:text-properties style:font-name="Cascadia Code" fo:font-family="'Cascadia Code'" style:font-style-name="Regular" style:font-pitch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Invisible.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2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5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7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8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9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0" style:family="table-cell">
      <style:table-cell-properties fo:border-left="0.51pt solid #000000" fo:border-right="0.51pt solid #000000" fo:border-bottom="0.51pt solid #000000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1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3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4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5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style:style style:name="Invisible.16" style:family="table-cell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8pt" style:font-size-asian="18pt" style:font-name-asian="Noto Sans CJK SC" style:font-family-asian="'Noto Sans CJK SC'" style:font-size-complex="18pt" style:font-name-complex="Lohit Devanagari" style:font-family-complex="'Lohit Devanagari'"/>
    </style:style>
    <table:table-template table:name="Invisible" table:first-row-end-column="row" table:first-row-start-column="row" table:last-row-end-column="row" table:last-row-start-column="row">
      <table:first-row table:style-name="Invisible.1"/>
      <table:last-row table:style-name="Invisible.2"/>
      <table:first-column table:style-name="Invisible.3"/>
      <table:last-column table:style-name="Invisible.4"/>
      <table:body table:style-name="Invisible.9"/>
      <table:even-rows table:style-name="Invisible.5"/>
      <table:odd-rows table:style-name="Invisible.6"/>
      <table:even-columns table:style-name="Invisible.7"/>
      <table:odd-columns table:style-name="Invisible.8"/>
      <table:background table:style-name="Invisible.10"/>
      <loext:first-row-even-column table:style-name="Invisible.15"/>
      <loext:last-row-even-column table:style-name="Invisible.16"/>
      <loext:first-row-end-column table:style-name="Invisible.12"/>
      <loext:first-row-start-column table:style-name="Invisible.11"/>
      <loext:last-row-end-column table:style-name="Invisible.14"/>
      <loext:last-row-start-column table:style-name="Invisib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3:05:07.220815685</meta:creation-date>
    <dc:date>2022-11-11T10:22:20.249579246</dc:date>
    <meta:editing-duration>PT1H25M19S</meta:editing-duration>
    <meta:editing-cycles>14</meta:editing-cycles>
    <meta:generator>LibreOffice/7.3.6.2$Linux_X86_64 LibreOffice_project/30$Build-2</meta:generator>
    <meta:document-statistic meta:table-count="1" meta:image-count="0" meta:object-count="7" meta:page-count="6" meta:paragraph-count="141" meta:word-count="605" meta:character-count="4293" meta:non-whitespace-character-count="3567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row>
          <mtable>
            <mtr>
              <mtd>
                <mn>10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2</mn>
              </mtd>
              <mtd>
                <mn>9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9</mn>
              </mtd>
              <mtd>
                <mn>1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10</mn>
              </mtd>
            </mtr>
          </mtable>
          <mo stretchy="false">|</mo>
          <mtable>
            <mtr>
              <mtd>
                <mn>4</mn>
              </mtd>
            </mtr>
            <mtr>
              <mtd>
                <mn>2</mn>
              </mtd>
            </mtr>
            <mtr>
              <mtd>
                <mn>6</mn>
              </mtd>
            </mtr>
            <mtr>
              <mtd>
                <mn>2</mn>
              </mtd>
            </mtr>
          </mtable>
        </mrow>
      </mrow>
      <mo fence="true" form="postfix" stretchy="true">]</mo>
    </mrow>
    <annotation encoding="StarMath 5.0">left[ matrix{
10#1#3#1##
2#9#1#0##
0#2#9#1##
1#3#1#10}
mline
matrix{
4##
2##
6##
2}
right]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 mathvariant="italic">steps</mi>
      </msup>
      <mo stretchy="false">×</mo>
      <mrow>
        <munderover>
          <mo stretchy="false">∏</mo>
          <mrow>
            <mi>i</mi>
            <mo stretchy="false">=</mo>
            <mn>1</mn>
          </mrow>
          <mi>n</mi>
        </munderover>
        <msub>
          <mi mathvariant="italic">maxElements</mi>
          <mi>i</mi>
        </msub>
      </mrow>
    </mrow>
    <annotation encoding="StarMath 5.0">(-1)^steps times prod from{i = 1} to{n} maxElements_i</annotation>
  </semantics>
</math>
</file>

<file path=Object 3/content.xml><?xml version="1.0" encoding="utf-8"?>
<math xmlns="http://www.w3.org/1998/Math/MathML" display="block">
  <semantics>
    <mrow>
      <mrow>
        <mo fence="true" form="prefix" stretchy="false">‖</mo>
        <mrow>
          <mi>A</mi>
        </mrow>
        <mo fence="true" form="postfix" stretchy="false">‖</mo>
      </mrow>
      <mrow>
        <mo fence="true" form="prefix" stretchy="false">‖</mo>
        <mrow>
          <msup>
            <mi>A</mi>
            <mrow>
              <mo stretchy="false">−</mo>
              <mn>1</mn>
            </mrow>
          </msup>
        </mrow>
        <mo fence="true" form="postfix" stretchy="false">‖</mo>
      </mrow>
    </mrow>
    <annotation encoding="StarMath 5.0">ldline A rdline ldline A^-1 rdline</annotation>
  </semantics>
</math>
</file>

<file path=Object 4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5/content.xml><?xml version="1.0" encoding="utf-8"?>
<math xmlns="http://www.w3.org/1998/Math/MathML" display="block">
  <semantics>
    <msub>
      <mi>x</mi>
      <mrow>
        <mi>n</mi>
        <mi>,</mi>
        <mi>i</mi>
      </mrow>
    </msub>
    <annotation encoding="StarMath 5.0">x_{n,i}</annotation>
  </semantics>
</math>
</file>

<file path=Object 6/content.xml><?xml version="1.0" encoding="utf-8"?>
<math xmlns="http://www.w3.org/1998/Math/MathML" display="block">
  <semantics>
    <mrow>
      <msub>
        <mi>x</mi>
        <mrow>
          <mrow>
            <mi>n</mi>
            <mo stretchy="false">−</mo>
            <mn>1</mn>
          </mrow>
          <mi>,</mi>
          <mi>j</mi>
        </mrow>
      </msub>
      <mi>,</mi>
      <mrow>
        <mi>i</mi>
        <mo stretchy="false">≠</mo>
        <mi>j</mi>
      </mrow>
    </mrow>
    <annotation encoding="StarMath 5.0">x_{n-1,j}, i  &lt;&gt;  j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‖</mo>
          <mrow>
            <mrow>
              <msub>
                <mi>x</mi>
                <mi>n</mi>
              </msub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form="postfix" stretchy="false">‖</mo>
        </mrow>
        <mo stretchy="false">&lt;</mo>
        <mi>ε</mi>
      </mrow>
      <mi>‎</mi>
    </mrow>
    <annotation encoding="StarMath 5.0">ldline x_n - x_{n-1} rdline &lt; ε‎</annotation>
  </semantics>
</math>
</file>